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191.71pt"/>
    </style:style>
    <style:style style:name="co4" style:family="table-column">
      <style:table-column-properties fo:break-before="auto" style:column-width="292.39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6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wrap" fo:border-left="1.76pt solid #434343" style:direction="ltr" fo:border-right="1.76pt solid #434343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0.74pt solid #999999" style:direction="ltr" fo:border-right="0.74pt solid #999999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0.74pt solid #999999" style:direction="ltr" fo:border-right="0.74pt solid #999999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999999" style:direction="ltr" fo:border-right="0.74pt solid #999999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0.74pt solid #999999" style:direction="ltr" fo:border-right="0.74pt solid #999999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1019" table:default-cell-style-name="Default"/>
        <table:table-row table:style-name="ro1">
          <table:table-cell table:style-name="ce1" table:number-columns-repeated="2"/>
          <table:table-cell table:style-name="ce7"/>
          <table:table-cell table:style-name="ce13" table:number-columns-repeated="2"/>
          <table:table-cell table:number-columns-repeated="1019"/>
        </table:table-row>
        <table:table-row table:style-name="ro2">
          <table:table-cell table:style-name="ce1"/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What it Does</text:p>
          </table:table-cell>
          <table:table-cell table:style-name="ce14" office:value-type="string" calcext:value-type="string">
            <text:p>Notes &amp; Other Changes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TerminalText</text:p>
          </table:table-cell>
          <table:table-cell table:style-name="ce9" office:value-type="string" calcext:value-type="string">
            <text:p><text:span text:style-name="T1">• </text:span><text:span text:style-name="T2">Ship monitors trim/base, including the    one at the ship door.</text:span></text:p>
            <text:p><text:span text:style-name="T1">• </text:span><text:span text:style-name="T2">Security cam right outside the ship    doors</text:span></text:p>
          </table:table-cell>
          <table:table-cell table:style-name="ce15" office:value-type="string" calcext:value-type="string">
            <text:p>--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Charger</text:p>
          </table:table-cell>
          <table:table-cell table:style-name="ce10" office:value-type="string" calcext:value-type="string">
            <text:p><text:span text:style-name="T1">• </text:span><text:span text:style-name="T2">Main body of the charge station</text:span></text:p>
          </table:table-cell>
          <table:table-cell table:style-name="ce16" office:value-type="string" calcext:value-type="string">
            <text:p>--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5" office:value-type="string" calcext:value-type="string">
            <text:p>DarkSteel</text:p>
          </table:table-cell>
          <table:table-cell table:style-name="ce11" office:value-type="string" calcext:value-type="string">
            <text:p><text:span text:style-name="T1">• </text:span><text:span text:style-name="T2">Circle in the charge station</text:span></text:p>
          </table:table-cell>
          <table:table-cell table:style-name="ce17" office:value-type="string" calcext:value-type="string">
            <text:p><text:span text:style-name="T1">• </text:span><text:span text:style-name="T2">Metal portion of Shovels</text:span></text:p>
            <text:p><text:span text:style-name="T1">• </text:span><text:span text:style-name="T2">Factory Main Entrance Fan Enclosure and Motor Wheel</text:span></text:p>
            <text:p><text:span text:style-name="T1">• </text:span><text:span text:style-name="T2">Factory Server Room PC shelves</text:span>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ElevatorSteel</text:p>
          </table:table-cell>
          <table:table-cell table:style-name="ce10" office:value-type="string" calcext:value-type="string">
            <text:p><text:span text:style-name="T1">• </text:span><text:span text:style-name="T2">Antenna base on top of the ship</text:span></text:p>
            <text:p><text:span text:style-name="T1">• </text:span><text:span text:style-name="T2">Air vent base</text:span></text:p>
            <text:p><text:span text:style-name="T1">• </text:span><text:span text:style-name="T2">Ship speakers</text:span></text:p>
          </table:table-cell>
          <table:table-cell table:style-name="ce18" office:value-type="string" calcext:value-type="string">
            <text:p><text:span text:style-name="T1">• </text:span><text:span text:style-name="T2">Speaker at the Company desk</text:span></text:p>
            <text:p><text:span text:style-name="T1">• </text:span><text:span text:style-name="T2">Antenna on one of Artifice's warehouses</text:span>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5" office:value-type="string" calcext:value-type="string">
            <text:p>BlackRubber</text:p>
          </table:table-cell>
          <table:table-cell table:style-name="ce11" office:value-type="string" calcext:value-type="string">
            <text:p><text:span text:style-name="T1">• </text:span><text:span text:style-name="T2">Cupboard shelves</text:span></text:p>
            <text:p><text:span text:style-name="T1">• </text:span><text:span text:style-name="T2">Door control panel button/box trims</text:span></text:p>
            <text:p><text:span text:style-name="T1">• </text:span><text:span text:style-name="T2">Main monitor buttons trim</text:span></text:p>
            <text:p><text:span text:style-name="T1">• </text:span><text:span text:style-name="T2">Top of charge station</text:span></text:p>
            <text:p><text:span text:style-name="T1">• </text:span><text:span text:style-name="T2">Terminal keyboard cord</text:span></text:p>
            <text:p><text:span text:style-name="T1">• </text:span><text:span text:style-name="T2">Inside vent of air vent</text:span></text:p>
            <text:p><text:span text:style-name="T1">• </text:span><text:span text:style-name="T2">Base of Flood lights on ship antenna</text:span></text:p>
          </table:table-cell>
          <table:table-cell table:style-name="ce17" office:value-type="string" calcext:value-type="string">
            <text:p><text:span text:style-name="T1">• </text:span><text:span text:style-name="T2">Glass of Flashlights and Pro-Flashlights</text:span></text:p>
            <text:p><text:span text:style-name="T1">• </text:span><text:span text:style-name="T2">Small bob at the top of Zap Guns</text:span></text:p>
            <text:p><text:span text:style-name="T1">• </text:span><text:span text:style-name="T2">Wires and the small circles on the side of breaker panels</text:span></text:p>
            <text:p><text:span text:style-name="T1">• </text:span><text:span text:style-name="T2">Power line cords on some moons</text:span></text:p>
            <text:p><text:span text:style-name="T1">• </text:span><text:span text:style-name="T2">Connection pieces of tank train cars that are present on    some moons</text:span></text:p>
            <text:p><text:span text:style-name="T1">• </text:span><text:span text:style-name="T2">Top of fences that are present on some moons</text:span></text:p>
            <text:p><text:span text:style-name="T1">• </text:span><text:span text:style-name="T2">Wheelchair that is found in one of Artifice's warehouses</text:span></text:p>
            <text:p><text:span text:style-name="T1">• </text:span><text:span text:style-name="T2">Ropes on the tops and bottoms of shipping containers at The    Company Building</text:span></text:p>
            <text:p><text:span text:style-name="T1">• </text:span><text:span text:style-name="T2">Small bob at the top of Turrets</text:span></text:p>
            <text:p><text:span text:style-name="T1">• </text:span><text:span text:style-name="T2">Key holes of Factory doors. (Includes moon main entrance    doors.)</text:span></text:p>
            <text:p><text:span text:style-name="T1">• </text:span><text:span text:style-name="T2">Shelves and Lockers typically found in Balcony, Storage, and    Apparatus Rooms of Factories, as well as in buildings on    some moons</text:span></text:p>
            <text:p><text:span text:style-name="T1">• </text:span><text:span text:style-name="T2">Cords in Catwalk, Broken Catwalk, and Staircase Rooms</text:span></text:p>
            <text:p><text:span text:style-name="T1">• </text:span><text:span text:style-name="T2">Small piece of Boilers in Hallway Intersections of Factories</text:span></text:p>
            <text:p><text:span text:style-name="T1">• </text:span><text:span text:style-name="T2">Inside grating of the yellow prop that holds the Apparatus</text:span></text:p>
            <text:p><text:span text:style-name="T1">• </text:span><text:span text:style-name="T2">Parts of the printer-esque prop typically found in Storage and    Manufacturing Rooms in Factories</text:span></text:p>
            <text:p><text:span text:style-name="T1">•</text:span><text:span text:style-name="T2"> Dust Pan scrap's handle</text:span></text:p>
            <text:p><text:span text:style-name="T1">•</text:span><text:span text:style-name="T2"> Egg Beater scrap's handle</text:span>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ScreenOff</text:p>
          </table:table-cell>
          <table:table-cell table:style-name="ce10" office:value-type="string" calcext:value-type="string">
            <text:p><text:span text:style-name="T1">• </text:span><text:span text:style-name="T2">Monitor screens when off</text:span></text:p>
          </table:table-cell>
          <table:table-cell table:style-name="ce18" office:value-type="string" calcext:value-type="string">
            <text:p><text:span text:style-name="T1">• </text:span><text:span text:style-name="T2">Strange... rectangles for blank space between rooms, normally    only viewable on the ship monitors</text:span>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5" office:value-type="string" calcext:value-type="string">
            <text:p>DeskBottom</text:p>
          </table:table-cell>
          <table:table-cell table:style-name="ce11" office:value-type="string" calcext:value-type="string">
            <text:p><text:span text:style-name="T1">• </text:span><text:span text:style-name="T2">Desk below the monitors</text:span></text:p>
          </table:table-cell>
          <table:table-cell table:style-name="ce19" office:value-type="string" calcext:value-type="string">
            <text:p>--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ControlPanel</text:p>
          </table:table-cell>
          <table:table-cell table:style-name="ce10" office:value-type="string" calcext:value-type="string">
            <text:p><text:span text:style-name="T1">• </text:span><text:span text:style-name="T2">Square on top of the desk</text:span></text:p>
            <text:p><text:span text:style-name="T1">• </text:span><text:span text:style-name="T2">Ship Lever</text:span></text:p>
          </table:table-cell>
          <table:table-cell table:style-name="ce16" office:value-type="string" calcext:value-type="string">
            <text:p>--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5" office:value-type="string" calcext:value-type="string">
            <text:p>ShipFloor</text:p>
          </table:table-cell>
          <table:table-cell table:style-name="ce11" office:value-type="string" calcext:value-type="string">
            <text:p><text:span text:style-name="T1">• </text:span><text:span text:style-name="T2">Ship floor color inside</text:span></text:p>
          </table:table-cell>
          <table:table-cell table:style-name="ce17" office:value-type="string" calcext:value-type="string">
            <text:p><text:span text:style-name="T1">• </text:span><text:span text:style-name="T2">(Uses ShipRoomMetal if window1, 2, or 3 from ShipWindows    is present, can use LethalConfig to refresh them)</text:span>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ShipHull</text:p>
          </table:table-cell>
          <table:table-cell table:style-name="ce10" office:value-type="string" calcext:value-type="string">
            <text:p>• Ship color outside</text:p>
          </table:table-cell>
          <table:table-cell table:style-name="ce16" office:value-type="string" calcext:value-type="string">
            <text:p>--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5" office:value-type="string" calcext:value-type="string">
            <text:p>ShipRoomMetal</text:p>
          </table:table-cell>
          <table:table-cell table:style-name="ce11" office:value-type="string" calcext:value-type="string">
            <text:p><text:span text:style-name="T1">• </text:span><text:span text:style-name="T2">Ship walls inside</text:span></text:p>
            <text:p><text:span text:style-name="T1">• </text:span><text:span text:style-name="T2">Pipes and cosmetic control panels    outside the ship</text:span></text:p>
          </table:table-cell>
          <table:table-cell table:style-name="ce17" office:value-type="string" calcext:value-type="string">
            <text:p><text:span text:style-name="T1">• </text:span><text:span text:style-name="T2">(Doesn't work when opening a Save/Lobby if window1, 2, or 3    from ShipWindows is present, can use LethalConfig to    refresh them)</text:span></text:p>
            <text:p><text:span text:style-name="T1">• </text:span><text:span text:style-name="T2">(Pipes and the cosmetic boxes only apply when opening a    Save/Lobby, and can't be refreshed mid-game)</text:span>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BunkBeds</text:p>
          </table:table-cell>
          <table:table-cell table:style-name="ce10" office:value-type="string" calcext:value-type="string">
            <text:p><text:span text:style-name="T1">• </text:span><text:span text:style-name="T2">Bunk Bed</text:span></text:p>
            <text:p><text:span text:style-name="T1">• </text:span><text:span text:style-name="T2">File Cabinet</text:span></text:p>
          </table:table-cell>
          <table:table-cell table:style-name="ce16" office:value-type="string" calcext:value-type="string">
            <text:p>--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5" office:value-type="string" calcext:value-type="string">
            <text:p>LockerCabinet</text:p>
          </table:table-cell>
          <table:table-cell table:style-name="ce11" office:value-type="string" calcext:value-type="string">
            <text:p><text:span text:style-name="T1">• </text:span><text:span text:style-name="T2">Red of the cupboard</text:span></text:p>
          </table:table-cell>
          <table:table-cell table:style-name="ce17" office:value-type="string" calcext:value-type="string">
            <text:p><text:span text:style-name="T1">• </text:span><text:span text:style-name="T2">Fire Exit Door edges</text:span></text:p>
            <text:p><text:span text:style-name="T1">• </text:span><text:span text:style-name="T2">Fire Exit main Door (Will only apply when opening a    Save/Lobby and can't be refreshed mid-game)</text:span></text:p>
            <text:p><text:span text:style-name="T1">• </text:span><text:span text:style-name="T2">Red Circles on V-type engines</text:span>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ShipDoors</text:p>
          </table:table-cell>
          <table:table-cell table:style-name="ce10" office:value-type="string" calcext:value-type="string">
            <text:p><text:span text:style-name="T1">• </text:span><text:span text:style-name="T2">Main Color of the ship doors</text:span></text:p>
          </table:table-cell>
          <table:table-cell table:style-name="ce18" office:value-type="string" calcext:value-type="string">
            <text:p><text:span text:style-name="T1">• </text:span><text:span text:style-name="T2">(Doesn't work on save load if window4 from ShipWindows is     present, can use LethalConfig to refresh them)</text:span>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5" office:value-type="string" calcext:value-type="string">
            <text:p>ShipDoors2</text:p>
          </table:table-cell>
          <table:table-cell table:style-name="ce11" office:value-type="string" calcext:value-type="string">
            <text:p><text:span text:style-name="T1">• </text:span><text:span text:style-name="T2">Trim of the ship doors</text:span></text:p>
          </table:table-cell>
          <table:table-cell table:style-name="ce17" office:value-type="string" calcext:value-type="string">
            <text:p><text:span text:style-name="T1">• </text:span><text:span text:style-name="T2">(Doesn't work on save load if window4 from ShipWindows is     present, can use LethalConfig to refresh them)</text:span>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DoorGenerator</text:p>
          </table:table-cell>
          <table:table-cell table:style-name="ce10" office:value-type="string" calcext:value-type="string">
            <text:p><text:span text:style-name="T1">• </text:span><text:span text:style-name="T2">Little generator next to the ship doors,    below the door control panel</text:span></text:p>
          </table:table-cell>
          <table:table-cell table:style-name="ce16" office:value-type="string" calcext:value-type="string">
            <text:p>--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/>
          <table:table-cell table:style-name="ce6" office:value-type="string" calcext:value-type="string">
            <text:p>DoorControlPanel</text:p>
          </table:table-cell>
          <table:table-cell table:style-name="ce12" office:value-type="string" calcext:value-type="string">
            <text:p><text:span text:style-name="T1">• </text:span><text:span text:style-name="T2">Control panel that control the doors</text:span></text:p>
          </table:table-cell>
          <table:table-cell table:style-name="ce20" office:value-type="string" calcext:value-type="string">
            <text:p>--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" table:number-columns-repeated="2"/>
          <table:table-cell table:style-name="ce7"/>
          <table:table-cell table:style-name="ce13" table:number-columns-repeated="2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LibreOfficeDev/6.0.5.2$Linux_X86_64 LibreOffice_project/</meta:generator>
  </office:meta>
</office:document-meta>
</file>